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56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Using Annalist to design DMOs</text:span><text:span text:style-name="T1"><text:line-break/></text:span><text:span text:style-name="T1">for Climb!</text:span></text:p>
          </draw:text-box>
        </draw:frame>
        <draw:frame presentation:style-name="pr2" draw:text-style-name="P2" draw:layer="layout" svg:width="25.199cm" svg:height="14.157cm" svg:x="1.4cm" svg:y="5.572cm" presentation:class="subtitle" presentation:user-transformed="true">
          <draw:text-box>
            <text:p text:style-name="P2"><text:span text:style-name="T2">Using Annalist linked data notebook to explore Semantic Web Digital Music Object (DMO) designs based on MELD, applied initially to performances of Climb!</text:span></text:p>
            <text:p text:style-name="P2"><text:span text:style-name="T2"/></text:p>
            <text:p text:style-name="P2"><text:span text:style-name="T2">The designs show how MELD core concepts for linking interfaces through musical structure can be combined with application specific details to create DMOs for a specific purpose.</text:span></text:p>
            <text:p text:style-name="P2"><text:span text:style-name="T2"/></text:p>
            <text:p text:style-name="P2"><text:span text:style-name="T2">Also at:</text:span><text:span text:style-name="T2"><text:line-break/></text:span><text:span text:style-name="T3">http://fast-project.annalist.net/annalist/c/MELD_Climb_performance</text:span></text:p>
            <text:p text:style-name="P2"><text:span text:style-name="T2"/></text:p>
            <text:p text:style-name="P2"><text:span text:style-name="T4">Graham Klyne (Oxford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Using Annalist to design DMOs</text:span><text:span text:style-name="T1"><text:line-break/></text:span><text:span text:style-name="T1">for Climb!</text:span></text:p>
          </draw:text-box>
        </draw:frame>
        <draw:frame presentation:style-name="pr2" draw:text-style-name="P2" draw:layer="layout" svg:width="25.199cm" svg:height="14.157cm" svg:x="1.4cm" svg:y="5.572cm" presentation:class="subtitle" presentation:user-transformed="true">
          <draw:text-box>
            <text:p text:style-name="P2"><text:span text:style-name="T2">Using Annalist linked data notebook to explore Semantic Web Digital Music Object (DMO) designs based on MELD, applied initially to performances of Climb!</text:span></text:p>
            <text:p text:style-name="P2"><text:span text:style-name="T2"/></text:p>
            <text:p text:style-name="P2"><text:span text:style-name="T2">The designs show how MELD core concepts for linking interfaces through musical structure can be combined with application specific details to create DMOs for a specific purpose.</text:span></text:p>
            <text:p text:style-name="P2"><text:span text:style-name="T2"/></text:p>
            <text:p text:style-name="P2"><text:span text:style-name="T2">Also at:</text:span><text:span text:style-name="T2"><text:line-break/></text:span><text:span text:style-name="T3">http://fast-project.annalist.net/annalist/c/MELD_Climb_performance</text:span></text:p>
            <text:p text:style-name="P2"><text:span text:style-name="T2"/></text:p>
            <text:p text:style-name="P2"><text:span text:style-name="T4">Graham Klyne (Oxford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aham Klyne</meta:initial-creator>
    <meta:creation-date>2017-12-15T09:43:35</meta:creation-date>
    <meta:editing-duration>PT16M11S</meta:editing-duration>
    <meta:editing-cycles>8</meta:editing-cycles>
    <dc:date>2017-12-15T11:22:22</dc:date>
    <dc:creator>Graham Klyne</dc:creator>
    <meta:generator>OpenOffice/4.1.3$Unix OpenOffice.org_project/413m1$Build-9783</meta:generator>
    <meta:printed-by>Graham Klyne</meta:printed-by>
    <meta:print-date>2017-12-15T09:51:45</meta:print-date>
    <meta:document-statistic meta:object-count="29"/>
  </office:meta>
</office:document-meta>
</file>